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7c8" officeooo:paragraph-rsid="000a47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 statements</text:p>
      <text:p text:style-name="P1">BY ALEX ON JUNE 21ST, 2007 | LAST MODIFIED BY ALEX ON FEBRUARY 20TH, 2016</text:p>
      <text:p text:style-name="P1">The most basic kind of conditional branch in C++ is the if statement. An if statement takes the form:</text:p>
      <text:p text:style-name="P1"/>
      <text:p text:style-name="P1">if (expression)</text:p>
      <text:p text:style-name="P1"><text:s text:c="4"/>statement</text:p>
      <text:p text:style-name="P1">or</text:p>
      <text:p text:style-name="P1"/>
      <text:p text:style-name="P1">if (expression)</text:p>
      <text:p text:style-name="P1"><text:s text:c="4"/>statement</text:p>
      <text:p text:style-name="P1">else</text:p>
      <text:p text:style-name="P1"><text:s text:c="4"/>statement2</text:p>
      <text:p text:style-name="P1">If the expression evaluates to true (non-zero), the statement executes. If the expression evaluates to false, the else statement is executed if it exists.</text:p>
      <text:p text:style-name="P1"/>
      <text:p text:style-name="P1">Here is a simple program that uses an if stateme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int main()</text:p>
      <text:p text:style-name="P1">{</text:p>
      <text:p text:style-name="P1"><text:s text:c="4"/>std::cout &lt;&lt; "Enter a number: ";</text:p>
      <text:p text:style-name="P1"><text:s text:c="4"/>int x;</text:p>
      <text:p text:style-name="P1"><text:s text:c="4"/>std::cin &gt;&gt; x;</text:p>
      <text:p text:style-name="P1"><text:s/></text:p>
      <text:p text:style-name="P1"><text:s text:c="4"/>if (x &gt; 10)</text:p>
      <text:p text:style-name="P1"><text:s text:c="8"/>std::cout &lt;&lt; x &lt;&lt; "is greater than 10\n";</text:p>
      <text:p text:style-name="P1"><text:s text:c="4"/>else</text:p>
      <text:p text:style-name="P1"><text:s text:c="8"/>std::cout &lt;&lt; x &lt;&lt; "is not greater than 10\n";</text:p>
      <text:p text:style-name="P1"><text:s/></text:p>
      <text:p text:style-name="P1"><text:s text:c="4"/>return 0;</text:p>
      <text:p text:style-name="P1">}</text:p>
      <text:p text:style-name="P1">Using if with multiple statements</text:p>
      <text:p text:style-name="P1"/>
      <text:p text:style-name="P1">Note that the if statement only executes a single statement if the expression is true, and the else only executes a single statement if the expression is false. In order to execute multiple statements, we can use a block:</text:p>
      <text:p text:style-name="P1"><text:soft-page-break/></text:p>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include &lt;iostream&gt;</text:p>
      <text:p text:style-name="P1"><text:s/></text:p>
      <text:p text:style-name="P1">int main()</text:p>
      <text:p text:style-name="P1">{</text:p>
      <text:p text:style-name="P1"><text:s text:c="4"/>std::cout &lt;&lt; "Enter a number: ";</text:p>
      <text:p text:style-name="P1"><text:s text:c="4"/>int x;</text:p>
      <text:p text:style-name="P1"><text:s text:c="4"/>std::cin &gt;&gt; x;</text:p>
      <text:p text:style-name="P1"><text:s/></text:p>
      <text:p text:style-name="P1"><text:s text:c="4"/>if (x &gt; 10)</text:p>
      <text:p text:style-name="P1"><text:s text:c="8"/>{</text:p>
      <text:p text:style-name="P1"><text:s text:c="8"/>// both statements will be executed if x &gt; 10</text:p>
      <text:p text:style-name="P1"><text:s text:c="8"/>std::cout &lt;&lt; "You entered " &lt;&lt; x &lt;&lt; "\n";</text:p>
      <text:p text:style-name="P1"><text:s text:c="8"/>std::cout &lt;&lt; x &lt;&lt; "is greater than 10\n";</text:p>
      <text:p text:style-name="P1"><text:s text:c="8"/>}</text:p>
      <text:p text:style-name="P1"><text:s text:c="4"/>else</text:p>
      <text:p text:style-name="P1"><text:s text:c="8"/>{</text:p>
      <text:p text:style-name="P1"><text:s text:c="8"/>// both statements will be executed if x &lt;= 10</text:p>
      <text:p text:style-name="P1"><text:s text:c="8"/>std::cout &lt;&lt; "You entered " &lt;&lt; x &lt;&lt; "\n";</text:p>
      <text:p text:style-name="P1"><text:s text:c="8"/>std::cout &lt;&lt; x &lt;&lt; "is not greater than 10\n";</text:p>
      <text:p text:style-name="P1"><text:s text:c="8"/>}</text:p>
      <text:p text:style-name="P1"><text:s/></text:p>
      <text:p text:style-name="P1"><text:s text:c="4"/>return 0;</text:p>
      <text:p text:style-name="P1">}</text:p>
      <text:p text:style-name="P1">Implicit blocks</text:p>
      <text:p text:style-name="P1"/>
      <text:p text:style-name="P1">If the programmer does not declare a block in the statement portion of an if statement or else statement, the compiler will implicitly declare one. Thus:</text:p>
      <text:p text:style-name="P1"/>
      <text:p text:style-name="P1"><text:soft-page-break/>if (expression)</text:p>
      <text:p text:style-name="P1"><text:s text:c="4"/>statement</text:p>
      <text:p text:style-name="P1">else</text:p>
      <text:p text:style-name="P1"><text:s text:c="4"/>statement2</text:p>
      <text:p text:style-name="P1">is actually the equivalent of:</text:p>
      <text:p text:style-name="P1"/>
      <text:p text:style-name="P1">if (expression)</text:p>
      <text:p text:style-name="P1">{</text:p>
      <text:p text:style-name="P1"><text:s text:c="4"/>statement</text:p>
      <text:p text:style-name="P1">}</text:p>
      <text:p text:style-name="P1">else</text:p>
      <text:p text:style-name="P1">{</text:p>
      <text:p text:style-name="P1"><text:s text:c="4"/>statement2</text:p>
      <text:p text:style-name="P1">}</text:p>
      <text:p text:style-name="P1">Most of the time, this doesn’t matter. However, new programmers sometimes try to do something like thi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text:p>
      <text:p text:style-name="P1">void main()</text:p>
      <text:p text:style-name="P1">{</text:p>
      <text:p text:style-name="P1"><text:s text:c="4"/>if (1)</text:p>
      <text:p text:style-name="P1"><text:s text:c="8"/>int x = 5;</text:p>
      <text:p text:style-name="P1"><text:s text:c="4"/>else</text:p>
      <text:p text:style-name="P1"><text:s text:c="8"/>int x = 6;</text:p>
      <text:p text:style-name="P1"><text:s/></text:p>
      <text:p text:style-name="P1"><text:s text:c="4"/>std::cout &lt;&lt; x;</text:p>
      <text:p text:style-name="P1"><text:s/></text:p>
      <text:p text:style-name="P1"><text:s text:c="4"/>return 0;</text:p>
      <text:p text:style-name="P1">}</text:p>
      <text:p text:style-name="P1">This won’t compile, with the compiler generating an error that identifier x isn’t defined. This is because the above example is the equivalent of:</text:p>
      <text:p text:style-name="P1"/>
      <text:p text:style-name="P1">1</text:p>
      <text:p text:style-name="P1">2</text:p>
      <text:p text:style-name="P1">3</text:p>
      <text:p text:style-name="P1">4</text:p>
      <text:p text:style-name="P1">5</text:p>
      <text:p text:style-name="P1">6</text:p>
      <text:p text:style-name="P1"><text:soft-page-break/>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include &lt;iostream&gt;</text:p>
      <text:p text:style-name="P1"><text:s/></text:p>
      <text:p text:style-name="P1">void main()</text:p>
      <text:p text:style-name="P1">{</text:p>
      <text:p text:style-name="P1"><text:s text:c="4"/>if (1)</text:p>
      <text:p text:style-name="P1"><text:s text:c="4"/>{</text:p>
      <text:p text:style-name="P1"><text:s text:c="8"/>int x = 5;</text:p>
      <text:p text:style-name="P1"><text:s text:c="4"/>} // x destroyed here</text:p>
      <text:p text:style-name="P1"><text:s text:c="4"/>else</text:p>
      <text:p text:style-name="P1"><text:s text:c="4"/>{</text:p>
      <text:p text:style-name="P1"><text:s text:c="8"/>int x = 6;</text:p>
      <text:p text:style-name="P1"><text:s text:c="4"/>} // x destroyed here</text:p>
      <text:p text:style-name="P1"><text:s/></text:p>
      <text:p text:style-name="P1"><text:s text:c="4"/>std::cout &lt;&lt; x; // x isn't defined here</text:p>
      <text:p text:style-name="P1"><text:s/></text:p>
      <text:p text:style-name="P1"><text:s text:c="4"/>return 0;</text:p>
      <text:p text:style-name="P1">}</text:p>
      <text:p text:style-name="P1">In this context, it’s clearer that variable x has block scope and is destroyed at the end of the block. By the time we get to the std::cout line, x doesn’t exist.</text:p>
      <text:p text:style-name="P1"/>
      <text:p text:style-name="P1">Chaining if statements</text:p>
      <text:p text:style-name="P1"/>
      <text:p text:style-name="P1">It is possible to chain if-else statements togeth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text:soft-page-break/>#include &lt;iostream&gt;</text:p>
      <text:p text:style-name="P1"><text:s/></text:p>
      <text:p text:style-name="P1">int main()</text:p>
      <text:p text:style-name="P1">{</text:p>
      <text:p text:style-name="P1"><text:s text:c="4"/>std::cout &lt;&lt; "Enter a number: ";</text:p>
      <text:p text:style-name="P1"><text:s text:c="4"/>int x;</text:p>
      <text:p text:style-name="P1"><text:s text:c="4"/>std::cin &gt;&gt; x;</text:p>
      <text:p text:style-name="P1"><text:s/></text:p>
      <text:p text:style-name="P1"><text:s text:c="4"/>if (x &gt; 10)</text:p>
      <text:p text:style-name="P1"><text:s text:c="8"/>std::cout &lt;&lt; x &lt;&lt; "is greater than 10\n";</text:p>
      <text:p text:style-name="P1"><text:s text:c="4"/>else if (x &lt; 10) </text:p>
      <text:p text:style-name="P1"><text:s text:c="8"/>std::cout &lt;&lt; x &lt;&lt; "is less than 10\n";</text:p>
      <text:p text:style-name="P1"><text:s text:c="4"/>else</text:p>
      <text:p text:style-name="P1"><text:s text:c="8"/>std::cout &lt;&lt; x &lt;&lt; "is exactly 10\n";</text:p>
      <text:p text:style-name="P1"><text:s/></text:p>
      <text:p text:style-name="P1"><text:s text:c="4"/>return 0;</text:p>
      <text:p text:style-name="P1">}</text:p>
      <text:p text:style-name="P1">Nesting if statements</text:p>
      <text:p text:style-name="P1"/>
      <text:p text:style-name="P1">It is also possible to nest if statements within other if statement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iostream&gt;</text:p>
      <text:p text:style-name="P1"><text:s/></text:p>
      <text:p text:style-name="P1">int main()</text:p>
      <text:p text:style-name="P1">{</text:p>
      <text:p text:style-name="P1"><text:s text:c="4"/>std::cout &lt;&lt; "Enter a number: ";</text:p>
      <text:p text:style-name="P1"><text:s text:c="4"/>int x;</text:p>
      <text:p text:style-name="P1"><text:s text:c="4"/>std::cin &gt;&gt; x;</text:p>
      <text:p text:style-name="P1"><text:s/></text:p>
      <text:p text:style-name="P1"><text:s text:c="4"/>if (x &gt; 10) // outer if statement</text:p>
      <text:p text:style-name="P1"><text:s text:c="8"/>// it is bad coding style to nest if statements this way</text:p>
      <text:p text:style-name="P1"><text:s text:c="8"/>if (x &lt; 20) // inner if statement</text:p>
      <text:p text:style-name="P1"><text:s text:c="12"/>std::cout &lt;&lt; x &lt;&lt; "is between 10 and 20\n";</text:p>
      <text:p text:style-name="P1"><text:soft-page-break/><text:s/></text:p>
      <text:p text:style-name="P1"><text:s text:c="8"/>// which if statement does this else belong to?</text:p>
      <text:p text:style-name="P1"><text:s text:c="8"/>else</text:p>
      <text:p text:style-name="P1"><text:s text:c="12"/>std::cout &lt;&lt; x &lt;&lt; "is greater than 20\n";</text:p>
      <text:p text:style-name="P1"><text:s/></text:p>
      <text:p text:style-name="P1"><text:s text:c="4"/>return 0;</text:p>
      <text:p text:style-name="P1">}</text:p>
      <text:p text:style-name="P1">The above program introduces a source of potential ambiguity called a dangling else problem. Is the else statement in the above program matched up with the outer or inner if statement?</text:p>
      <text:p text:style-name="P1"/>
      <text:p text:style-name="P1">The answer is that an else statement is paired up with the last unmatched if statement in the same block. Thus, in the program above, the else is matched up with the inner if statement.</text:p>
      <text:p text:style-name="P1"/>
      <text:p text:style-name="P1">To avoid such ambiguities when nesting complex statements, it is generally a good idea to enclose the statement within a block. Here is the above program written without ambiguity:</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include &lt;iostream&gt;</text:p>
      <text:p text:style-name="P1"><text:s/></text:p>
      <text:p text:style-name="P1">int main()</text:p>
      <text:p text:style-name="P1">{</text:p>
      <text:p text:style-name="P1"><text:s text:c="4"/>std::cout &lt;&lt; "Enter a number: ";</text:p>
      <text:p text:style-name="P1"><text:s text:c="4"/>int x;</text:p>
      <text:p text:style-name="P1"><text:s text:c="4"/>std::cin &gt;&gt; x;</text:p>
      <text:p text:style-name="P1"><text:s/></text:p>
      <text:p text:style-name="P1"><text:s text:c="4"/>if (x &gt; 10)</text:p>
      <text:p text:style-name="P1"><text:s text:c="4"/>{</text:p>
      <text:p text:style-name="P1"><text:s text:c="8"/>if (x &lt; 20)</text:p>
      <text:p text:style-name="P1"><text:s text:c="12"/>std::cout &lt;&lt; x &lt;&lt; "is between 10 and 20\n";</text:p>
      <text:p text:style-name="P1"><text:s text:c="8"/>else // attached to inner if statement</text:p>
      <text:p text:style-name="P1"><text:s text:c="12"/>std::cout &lt;&lt; x &lt;&lt; "is greater than 20\n";</text:p>
      <text:p text:style-name="P1"><text:s text:c="4"/>}</text:p>
      <text:p text:style-name="P1"><text:s/></text:p>
      <text:p text:style-name="P1"><text:s text:c="4"/>return 0;</text:p>
      <text:p text:style-name="P1">}</text:p>
      <text:p text:style-name="P1"><text:soft-page-break/>Now it is much clearer that the else statement belongs to the inner if statement.</text:p>
      <text:p text:style-name="P1"/>
      <text:p text:style-name="P1">Encasing the inner if statement in a block also allows us to explicitly attach an else to the outer if stateme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include &lt;iostream&gt;</text:p>
      <text:p text:style-name="P1"><text:s/></text:p>
      <text:p text:style-name="P1">int main()</text:p>
      <text:p text:style-name="P1">{</text:p>
      <text:p text:style-name="P1"><text:s text:c="4"/>std::cout &lt;&lt; "Enter a number: ";</text:p>
      <text:p text:style-name="P1"><text:s text:c="4"/>int x;</text:p>
      <text:p text:style-name="P1"><text:s text:c="4"/>std::cin &gt;&gt; x;</text:p>
      <text:p text:style-name="P1"><text:s/></text:p>
      <text:p text:style-name="P1"><text:s text:c="4"/>if (x &gt; 10)</text:p>
      <text:p text:style-name="P1"><text:s text:c="4"/>{</text:p>
      <text:p text:style-name="P1"><text:s text:c="8"/>if (x &lt; 20)</text:p>
      <text:p text:style-name="P1"><text:s text:c="12"/>std::cout &lt;&lt; x &lt;&lt; "is between 10 and 20\n";</text:p>
      <text:p text:style-name="P1"><text:s text:c="4"/>}</text:p>
      <text:p text:style-name="P1"><text:s text:c="4"/>else // attached to outer if statement</text:p>
      <text:p text:style-name="P1"><text:s text:c="8"/>std::cout &lt;&lt; x &lt;&lt; "is less than 10\n";</text:p>
      <text:p text:style-name="P1"><text:s/></text:p>
      <text:p text:style-name="P1"><text:s text:c="4"/>return 0;</text:p>
      <text:p text:style-name="P1">}</text:p>
      <text:p text:style-name="P1">The use of a block tells the compiler that the else statement should attach to the if statement before the block. Without the block, the else statement would attach to the nearest unmatched if statement, which would be the inner if statement.</text:p>
      <text:p text:style-name="P1"/>
      <text:p text:style-name="P1">Using logical operators with if statements</text:p>
      <text:p text:style-name="P1"/>
      <text:p text:style-name="P1">You can also have if statements check multiple conditions together by using the logical operators (covered in section 3.6 -- logical operators):</text:p>
      <text:p text:style-name="P1"/>
      <text:p text:style-name="P1">1</text:p>
      <text:p text:style-name="P1">2</text:p>
      <text:p text:style-name="P1"><text:soft-page-break/>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include &lt;iostream&gt;</text:p>
      <text:p text:style-name="P1"><text:s/></text:p>
      <text:p text:style-name="P1">int main()</text:p>
      <text:p text:style-name="P1">{</text:p>
      <text:p text:style-name="P1"><text:s text:c="4"/>std::cout &lt;&lt; "Enter an integer: ";</text:p>
      <text:p text:style-name="P1"><text:s text:c="4"/>int x;</text:p>
      <text:p text:style-name="P1"><text:s text:c="4"/>std::cin &gt;&gt; x;</text:p>
      <text:p text:style-name="P1"><text:s/></text:p>
      <text:p text:style-name="P1"><text:s text:c="4"/>std::cout &lt;&lt; "Enter another integer: ";</text:p>
      <text:p text:style-name="P1"><text:s text:c="4"/>int y;</text:p>
      <text:p text:style-name="P1"><text:s text:c="4"/>std::cin &gt;&gt; y;</text:p>
      <text:p text:style-name="P1"><text:s/></text:p>
      <text:p text:style-name="P1"><text:s text:c="4"/>if (x &gt; 0 &amp;&amp; y &gt; 0) // &amp;&amp; is logical and -- checks if both conditions are true</text:p>
      <text:p text:style-name="P1"><text:s text:c="8"/>std::cout &lt;&lt; "both numbers are positive\n";</text:p>
      <text:p text:style-name="P1"><text:s text:c="4"/>else if (x &gt; 0 || y &gt; 0) // || is logical or -- checks if either condition is true</text:p>
      <text:p text:style-name="P1"><text:s text:c="8"/>std::cout &lt;&lt; "One of the numbers is positive\n";</text:p>
      <text:p text:style-name="P1"><text:s text:c="4"/>else</text:p>
      <text:p text:style-name="P1"><text:s text:c="8"/>std::cout &lt;&lt; "Neither number is positive\n";</text:p>
      <text:p text:style-name="P1"><text:s/></text:p>
      <text:p text:style-name="P1"><text:s text:c="4"/>return 0;</text:p>
      <text:p text:style-name="P1">}</text:p>
      <text:p text:style-name="P1">Common uses for if statements</text:p>
      <text:p text:style-name="P1"/>
      <text:p text:style-name="P1">If statements are commonly used to do error checking. For example, to calculate a square root, the value passed to the square root function should be a non-negative number:</text:p>
      <text:p text:style-name="P1"/>
      <text:p text:style-name="P1">1</text:p>
      <text:p text:style-name="P1">2</text:p>
      <text:p text:style-name="P1">3</text:p>
      <text:p text:style-name="P1">4</text:p>
      <text:p text:style-name="P1">5</text:p>
      <text:p text:style-name="P1">6</text:p>
      <text:p text:style-name="P1">7</text:p>
      <text:p text:style-name="P1"><text:soft-page-break/>8</text:p>
      <text:p text:style-name="P1">9</text:p>
      <text:p text:style-name="P1">10</text:p>
      <text:p text:style-name="P1">#include &lt;iostream&gt;</text:p>
      <text:p text:style-name="P1">#include &lt;cmath&gt; // for sqrt()</text:p>
      <text:p text:style-name="P1"><text:s/></text:p>
      <text:p text:style-name="P1">void printSqrt(double value)</text:p>
      <text:p text:style-name="P1">{</text:p>
      <text:p text:style-name="P1"><text:s text:c="4"/>if (value &gt;= 0.0)</text:p>
      <text:p text:style-name="P1"><text:s text:c="8"/>std::cout &lt;&lt; "The square root of " &lt;&lt; value &lt;&lt; " is " &lt;&lt; sqrt(value) &lt;&lt; "\n";</text:p>
      <text:p text:style-name="P1"><text:s text:c="4"/>else</text:p>
      <text:p text:style-name="P1"><text:s text:c="8"/>std::cout &lt;&lt; "Error: " &lt;&lt; value &lt;&lt; " is negative\n";</text:p>
      <text:p text:style-name="P1">}</text:p>
      <text:p text:style-name="P1">If statements can also be used to do early returns, where a function returns control to the caller before the end of the function. In the following program, if the parameter value is negative, the function returns a symbolic constant or enumerated value error code to the caller right away.</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text:soft-page-break/>36</text:p>
      <text:p text:style-name="P1">37</text:p>
      <text:p text:style-name="P1">#include &lt;iostream&gt;</text:p>
      <text:p text:style-name="P1"><text:s/></text:p>
      <text:p text:style-name="P1">enum ErrorCode</text:p>
      <text:p text:style-name="P1">{</text:p>
      <text:p text:style-name="P1"><text:s text:c="4"/>ERROR_SUCCESS = 0,</text:p>
      <text:p text:style-name="P1"><text:s text:c="4"/>ERROR_NEGATIVE_NUMBER = -1</text:p>
      <text:p text:style-name="P1">};</text:p>
      <text:p text:style-name="P1"><text:s/></text:p>
      <text:p text:style-name="P1">ErrorCode doSomething(int value)</text:p>
      <text:p text:style-name="P1">{</text:p>
      <text:p text:style-name="P1"><text:s text:c="4"/>// if value is a negative number</text:p>
      <text:p text:style-name="P1"><text:s text:c="4"/>if (value &lt; 0)</text:p>
      <text:p text:style-name="P1"><text:s text:c="7"/>// early return an error code</text:p>
      <text:p text:style-name="P1"><text:s text:c="8"/>return ERROR_NEGATIVE_NUMBER;</text:p>
      <text:p text:style-name="P1"><text:s/></text:p>
      <text:p text:style-name="P1"><text:s text:c="4"/>// Do whatever here</text:p>
      <text:p text:style-name="P1"><text:s/></text:p>
      <text:p text:style-name="P1"><text:s text:c="4"/>return ERROR_SUCCESS;</text:p>
      <text:p text:style-name="P1">}</text:p>
      <text:p text:style-name="P1"><text:s/></text:p>
      <text:p text:style-name="P1">int main()</text:p>
      <text:p text:style-name="P1">{</text:p>
      <text:p text:style-name="P1"><text:s text:c="4"/>std::cout &lt;&lt; "Enter a positive number: ";</text:p>
      <text:p text:style-name="P1"><text:s text:c="4"/>int x;</text:p>
      <text:p text:style-name="P1"><text:s text:c="4"/>std::cin &gt;&gt; x;</text:p>
      <text:p text:style-name="P1"><text:s/></text:p>
      <text:p text:style-name="P1"><text:s text:c="4"/>if (doSomething(x) == ERROR_NEGATIVE_NUMBER)</text:p>
      <text:p text:style-name="P1"><text:s text:c="4"/>{</text:p>
      <text:p text:style-name="P1"><text:s text:c="8"/>std::cout &lt;&lt; "You entered a negative number!\n";</text:p>
      <text:p text:style-name="P1"><text:s text:c="4"/>}</text:p>
      <text:p text:style-name="P1"><text:s text:c="4"/>else</text:p>
      <text:p text:style-name="P1"><text:s text:c="4"/>{</text:p>
      <text:p text:style-name="P1"><text:s text:c="8"/>std::cout &lt;&lt; "It worked!\n";</text:p>
      <text:p text:style-name="P1"><text:s text:c="4"/>}</text:p>
      <text:p text:style-name="P1"><text:s/></text:p>
      <text:p text:style-name="P1"><text:s text:c="4"/>return 0;</text:p>
      <text:p text:style-name="P1">}</text:p>
      <text:p text:style-name="P1">If statements are also commonly used to do simple math functionality, such as a min() or max() function that returns the minimum or maximum of its parameters:</text:p>
      <text:p text:style-name="P1"/>
      <text:p text:style-name="P1">1</text:p>
      <text:p text:style-name="P1">2</text:p>
      <text:p text:style-name="P1">3</text:p>
      <text:p text:style-name="P1">4</text:p>
      <text:p text:style-name="P1">5</text:p>
      <text:p text:style-name="P1">6</text:p>
      <text:p text:style-name="P1">7</text:p>
      <text:p text:style-name="P1">int min(int x, int y)</text:p>
      <text:p text:style-name="P1">{</text:p>
      <text:p text:style-name="P1"><text:s text:c="4"/>if (x &gt; y)</text:p>
      <text:p text:style-name="P1"><text:soft-page-break/><text:s text:c="8"/>return y;</text:p>
      <text:p text:style-name="P1"><text:s text:c="4"/>else</text:p>
      <text:p text:style-name="P1"><text:s text:c="8"/>return x;</text:p>
      <text:p text:style-name="P1">}</text:p>
      <text:p text:style-name="P1">Note that this last function is so simple, it can also be written using the conditional operator (?:):</text:p>
      <text:p text:style-name="P1"/>
      <text:p text:style-name="P1">1</text:p>
      <text:p text:style-name="P1">2</text:p>
      <text:p text:style-name="P1">3</text:p>
      <text:p text:style-name="P1">4</text:p>
      <text:p text:style-name="P1">int min(int x, int y)</text:p>
      <text:p text:style-name="P1">{</text:p>
      <text:p text:style-name="P1"><text:s text:c="4"/>return x &gt; y ? y : x;</text:p>
      <text:p text:style-name="P1">}</text:p>
      <text:p text:style-name="P1">Null statements</text:p>
      <text:p text:style-name="P1"/>
      <text:p text:style-name="P1">It is possible to omit the statement part of an if statement. A statement with no body is called a null statement, and it is declared by using a single semicolon in place of the statement. For readability purposes, the semicolon of a null statement is typically placed on its own line. This indicates that the use of a null statement was intentional, and makes it harder to overlook the use of the null statement.</text:p>
      <text:p text:style-name="P1"/>
      <text:p text:style-name="P1">1</text:p>
      <text:p text:style-name="P1">2</text:p>
      <text:p text:style-name="P1">if (x &gt; 10)</text:p>
      <text:p text:style-name="P1"><text:s text:c="4"/>; // this is a null statement</text:p>
      <text:p text:style-name="P1">While null statements are rarely used in conjunction with if statements intentionally, they sometimes unintentionally cause problems. Consider the following snippet:</text:p>
      <text:p text:style-name="P1"/>
      <text:p text:style-name="P1">1</text:p>
      <text:p text:style-name="P1">2</text:p>
      <text:p text:style-name="P1">if (x == 0);</text:p>
      <text:p text:style-name="P1"><text:s text:c="4"/>x = 1;</text:p>
      <text:p text:style-name="P1">In the above snippet, the user accidentally put a semicolon on the end of the if statement. This unassuming error actually causes the above snippet to execute like this:</text:p>
      <text:p text:style-name="P1"/>
      <text:p text:style-name="P1">1</text:p>
      <text:p text:style-name="P1">2</text:p>
      <text:p text:style-name="P1">3</text:p>
      <text:p text:style-name="P1">if (x == 0)</text:p>
      <text:p text:style-name="P1"><text:s text:c="4"/>; // the semicolon acts as a null statement</text:p>
      <text:p text:style-name="P1">x = 1; // and this line always gets executed!</text:p>
      <text:p text:style-name="P1">Warning: Make sure you don’t accidentally “terminate” your if statements with a semico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49:55.457433429</meta:creation-date>
    <dc:date>2016-03-14T01:18:30.343969018</dc:date>
    <meta:editing-duration>PT13M24S</meta:editing-duration>
    <meta:editing-cycles>1</meta:editing-cycles>
    <meta:document-statistic meta:table-count="0" meta:image-count="0" meta:object-count="0" meta:page-count="11" meta:paragraph-count="506" meta:word-count="1670" meta:character-count="8710" meta:non-whitespace-character-count="6740"/>
    <meta:generator>LibreOffice/4.2.8.2$Linux_X86_64 LibreOffice_project/420m0$Build-2</meta:generator>
  </office:meta>
</office:document-meta>
</file>